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3"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Tableau1" style:family="table">
      <style:table-properties style:width="18.971cm" fo:margin-left="0cm" fo:margin-right="0.03cm" table:align="margins"/>
    </style:style>
    <style:style style:name="Tableau1.A" style:family="table-column">
      <style:table-column-properties style:column-width="5.53cm" style:rel-column-width="19102*"/>
    </style:style>
    <style:style style:name="Tableau1.B" style:family="table-column">
      <style:table-column-properties style:column-width="13.441cm" style:rel-column-width="46433*"/>
    </style:style>
    <style:style style:name="Tableau1.A1" style:family="table-cell">
      <style:table-cell-properties fo:padding="0.097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text-properties style:font-name="Tahoma" fo:font-size="10pt" style:font-size-asian="10pt" style:font-size-complex="10pt"/>
    </style:style>
    <style:style style:name="P5" style:family="paragraph" style:parent-style-name="Standard">
      <style:paragraph-properties fo:margin-left="-0.044cm" fo:margin-right="-0.018cm" fo:text-indent="0cm" style:auto-text-indent="false"/>
      <style:text-properties style:font-name="Tahoma" fo:font-size="10pt" style:font-size-asian="10pt" style:font-size-complex="10pt"/>
    </style:style>
    <style:style style:name="P6" style:family="paragraph" style:parent-style-name="Standard">
      <style:paragraph-properties fo:margin-left="-0.044cm" fo:margin-right="-0.018cm" fo:text-align="end" style:justify-single-word="false" fo:text-indent="0cm" style:auto-text-indent="false"/>
      <style:text-properties style:font-name="Tahoma" fo:font-size="10pt" style:font-size-asian="10pt" style:font-size-complex="10pt"/>
    </style:style>
    <style:style style:name="P7" style:family="paragraph" style:parent-style-name="Standard">
      <style:paragraph-properties fo:margin-left="-0.044cm" fo:margin-right="-0.018cm" fo:text-align="start" style:justify-single-word="false" fo:text-indent="0cm" style:auto-text-indent="false"/>
      <style:text-properties style:font-name="Tahoma" fo:font-size="10pt" style:font-size-asian="10pt" style:font-size-complex="10pt"/>
    </style:style>
    <style:style style:name="P8" style:family="paragraph" style:parent-style-name="Standard">
      <style:paragraph-properties fo:margin-left="-0.044cm" fo:margin-right="-0.018cm" fo:text-align="justify" style:justify-single-word="false" fo:text-indent="0cm" style:auto-text-indent="false"/>
      <style:text-properties style:font-name="Tahoma" fo:font-size="10pt" style:font-size-asian="10pt" style:font-size-complex="10pt"/>
    </style:style>
    <style:style style:name="P9" style:family="paragraph" style:parent-style-name="Standard">
      <style:paragraph-properties fo:margin-left="-0.044cm" fo:margin-right="-0.018cm" fo:text-indent="0cm" style:auto-text-indent="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margin-left="-0.044cm" fo:margin-right="-0.018cm"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margin-left="-0.044cm" fo:margin-right="-0.018cm" fo:text-align="justify"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2" style:family="paragraph" style:parent-style-name="Standard">
      <style:paragraph-properties fo:margin-left="-0.044cm" fo:margin-right="-0.018cm" fo:text-indent="0cm" style:auto-text-indent="false"/>
      <style:text-properties style:font-name="Tahoma" fo:font-size="10pt" fo:font-weight="bold" style:font-size-asian="10pt" style:font-weight-asian="bold" style:font-size-complex="10pt" style:font-weight-complex="bold"/>
    </style:style>
    <style:style style:name="P13" style:family="paragraph" style:parent-style-name="Standard">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4" style:family="paragraph" style:parent-style-name="Standard">
      <style:paragraph-properties fo:margin-left="-0.044cm" fo:margin-right="-0.018cm" fo:text-align="end" style:justify-single-word="false" fo:text-indent="0cm" style:auto-text-indent="false"/>
      <style:text-properties style:font-name="Tahoma" fo:font-size="10pt" fo:font-weight="bold" style:font-size-asian="10pt" style:font-weight-asian="bold" style:font-size-complex="10pt" style:font-weight-complex="bold"/>
    </style:style>
    <style:style style:name="P15" style:family="paragraph" style:parent-style-name="Frame_20_contents">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6"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7"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style:font-size-asian="10pt" style:font-size-complex="10pt"/>
    </style:style>
    <style:style style:name="P18" style:family="paragraph" style:parent-style-name="Table_20_Contents">
      <style:text-properties style:font-name="Tahoma" fo:font-size="10pt" style:font-size-asian="10pt" style:font-size-complex="10pt"/>
    </style:style>
    <style:style style:name="P19" style:family="paragraph" style:parent-style-name="Frame_20_contents">
      <style:paragraph-properties fo:text-align="start" style:justify-single-word="false"/>
      <style:text-properties style:font-name="Tahoma" fo:font-size="8pt" fo:font-weight="bold" style:font-size-asian="8pt" style:font-weight-asian="bold" style:font-size-complex="8pt" style:font-weight-complex="bold"/>
    </style:style>
    <style:style style:name="P20" style:family="paragraph" style:parent-style-name="Frame_20_contents">
      <style:text-properties style:font-name="Tahoma" fo:font-size="10pt" style:text-underline-style="none" fo:font-weight="normal" style:font-size-asian="10pt" style:font-weight-asian="normal" style:font-size-complex="10pt" style:font-weight-complex="normal"/>
    </style:style>
    <style:style style:name="P21" style:family="paragraph" style:parent-style-name="Frame_20_contents">
      <style:text-properties style:font-name="Tahoma" fo:font-size="10pt" style:font-size-asian="10pt" style:font-size-complex="10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tracked-changes text:track-changes="false">
        <text:changed-region text:id="ct153849640">
          <text:insertion>
            <office:change-info>
              <dc:creator>Gauthier Bastien</dc:creator>
              <dc:date>2011-03-24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8"><draw:frame draw:style-name="fr1" draw:name="Cadre2" text:anchor-type="paragraph" svg:x="0cm" svg:y="0cm" svg:width="5.438cm" draw:z-index="1"><draw:text-box fo:min-height="8.569cm"><text:p text:style-name="P19"><office:annotation><dc:creator>Gauthier Bastien</dc:creator><dc:date>2011-01-13T14:56:41</dc:date><text:p text:style-name="P22"><text:span text:style-name="T6">do text</text:span></text:p><text:p text:style-name="P22"><text:span text:style-name="T6">from document(at=header, format='odt')</text:span></text:p></office:annotation><text:span text:style-name="T2">Import depuis header.odt</text:span></text:p></draw:text-box></draw:frame></text:p>
          </table:table-cell>
          <table:table-cell table:style-name="Tableau1.A1" office:value-type="string">
            <text:p text:style-name="P6"><text:text-input text:description="Date">urbanEventObj.getFormattedDate(withCityNamePrefix=True)</text:text-input></text:p>
            <text:p text:style-name="P7"/>
            <text:p text:style-name="P7"/>
            <text:p text:style-name="P7"/>
            <text:p text:style-name="P7"><draw:frame draw:style-name="fr2" draw:name="Cadre1" text:anchor-type="paragraph" svg:x="5.45cm" svg:y="0.263cm" svg:width="7.631cm" svg:height="2.552cm" draw:z-index="0"><draw:text-box><text:p text:style-name="P20"><office:annotation><dc:creator>Gauthier Bastien</dc:creator><dc:date>2011-02-16T14:49:10</dc:date><text:p text:style-name="P22"><text:span text:style-name="T6">do text if not len(self.getRealSubmitters()) &gt; 1</text:span></text:p><text:p text:style-name="P22"><text:span text:style-name="T6">from xhtml(self.getRealSubmitters()[0].getSignaletic(withaddress=True,linebyline=True))</text:span></text:p></office:annotation>Titre Nom Prénom<text:line-break/>Adresse ligne1<text:line-break/>Adresse ligne2</text:p><text:p text:style-name="P21"><text:span text:style-name="T4"><office:annotation><dc:creator>Gauthier Bastien</dc:creator><dc:date>2011-02-17T09:18:17</dc:date><text:p text:style-name="P22"><text:span text:style-name="T6">do text if </text:span><text:span text:style-name="T7">len(self.getRealSubmitters()) &gt; 1</text:span></text:p></office:annotation></text:span><text:span text:style-name="T4">&lt;%Titre%&gt; &lt;%Nom%&gt; &lt;%Prenom%&gt;<text:line-break/>&lt;%AdresseLigne1%&gt;<text:line-break/>&lt;%AdresseLigne2%&gt;</text:span></text:p><text:p text:style-name="P4"/><text:p text:style-name="Standard"/><text:p text:style-name="Standard"/><text:p text:style-name="Standard"/><text:p text:style-name="Standard"/><text:p text:style-name="P2"><text:text-input text:description="Plusieurs notaires">self.getMultipleRealSubmittersCSV()</text:text-input></text:p></draw:text-box></draw:frame></text:p>
            <text:p text:style-name="P7"/>
            <text:p text:style-name="P7"/>
            <text:p text:style-name="P7"/>
            <text:p text:style-name="P7"/>
            <text:p text:style-name="P7"/>
            <text:p text:style-name="P10"/>
            <text:p text:style-name="P7"/>
            <text:p text:style-name="P5"/>
            <text:p text:style-name="P15"><office:annotation><dc:creator>Gauthier Bastien</dc:creator><dc:date>2011-01-13T14:56:41</dc:date><text:p text:style-name="P22"><text:span text:style-name="T6">do text</text:span></text:p><text:p text:style-name="P22"><text:span text:style-name="T6">from document(at=reference, format='odt')</text:span></text:p></office:annotation>Import depuis reference.odt</text:p>
            <text:p text:style-name="P5"/>
            <text:p text:style-name="P13"><office:annotation><dc:creator>Gauthier Bastien</dc:creator><dc:date>2011-02-16T16:12:24</dc:date><text:p text:style-name="P22"><text:span text:style-name="T9">do text if len(self.getApplicants()) &gt; 1</text:span></text:p></office:annotation>Demandeurs : <text:text-input text:description="Demandeurs">self.getApplicantsSignaletic()</text:text-input></text:p>
            <text:p text:style-name="P13"><office:annotation><dc:creator>Gauthier Bastien</dc:creator><dc:date>2011-02-16T16:13:21</dc:date><text:p text:style-name="P22"><text:span text:style-name="T8">do text if not len(self.getApplicants()) &gt; 1</text:span></text:p></office:annotation>Demandeur : <text:text-input text:description="Demandeurs">self.getApplicantsSignaletic()</text:text-input></text:p>
            <text:p text:style-name="P13">Objet : demande de certificat d'urbanisme n°1 (<text:text-input text:description="Référence">self.getReference()</text:text-input>)</text:p>
            <text:p text:style-name="P13">Situation : <text:text-input text:description="Situation des travaux">self.getWorkLocationSignaletic()</text:text-input></text:p>
            <text:p text:style-name="P12">Cadastré : <text:change-start text:change-id="ct153849640"/>self.getPortionOutsText(linebyline=False)<text:change-end text:change-id="ct153849640"/></text:p>
            <text:p text:style-name="P5"/>
            <text:p text:style-name="P5"/>
            <text:p text:style-name="P9"><office:annotation><dc:creator>Gauthier Bastien</dc:creator><dc:date>2011-02-21T09:23:46</dc:date><text:p text:style-name="P22"><text:span text:style-name="T7">do text if len(self.getRealSubmitters()) == 1</text:span></text:p></office:annotation><text:text-input text:description="Titre du demandeur">self.getRealSubmitters()[0].getPersonTitleValue()</text:text-input>,</text:p>
            <text:p text:style-name="P9"><text:span text:style-name="T3"><office:annotation><dc:creator>Gauthier Bastien</dc:creator><dc:date>2011-02-17T09:18:17</dc:date><text:p text:style-name="P22"><text:span text:style-name="T6">do text if </text:span><text:span text:style-name="T7">len(self.getRealSubmitters()) &gt; 1</text:span></text:p></office:annotation></text:span><text:span text:style-name="T3">&lt;%Titre%&gt;</text:span>,</text:p>
            <text:p text:style-name="P9"/>
            <text:p text:style-name="P8">Votre certificat d’urbanisme n° 1 sollicité par votre lettre du <text:span text:style-name="T5"><text:text-input text:description="Date de dépôt">self.getDepositDate()</text:text-input></text:span> se trouve à votre disposition au Service Urbanisme (4ème étage de notre Administration Communale, Grand-Place à Sambreville/Auvelais).</text:p>
            <text:p text:style-name="P8"/>
            <text:p text:style-name="P8">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qui vous le remettra en mains propres moyennant preuve du paiement au Service Recettes.</text:p>
            <text:p text:style-name="P8"/>
            <text:p text:style-name="P11"><office:annotation><dc:creator>Gauthier Bastien</dc:creator><dc:date>2011-02-21T09:23:46</dc:date><text:p text:style-name="P22"><text:span text:style-name="T7">do text if len(self.getRealSubmitters()) == 1</text:span></text:p></office:annotation>Nous vous prions d’agréer, <text:text-input text:description="Titre du demandeur">self.getRealSubmitters()[0].getPersonTitleValue()</text:text-input>, l’assurance de notre considération distinguée.</text:p>
            <text:p text:style-name="P11"><office:annotation><dc:creator>Gauthier Bastien</dc:creator><dc:date>2011-02-21T09:23:46</dc:date><text:p text:style-name="P22"><text:span text:style-name="T7">do text if len(self.getRealSubmitters()) &gt; 1</text:span></text:p></office:annotation>Nous vous prions d’agréer, <text:span text:style-name="T3">&lt;%Titre%&gt;</text:span>, l’assurance de notre considération distinguée.</text:p>
            <text:p text:style-name="P9"/>
            <text:p text:style-name="P9"/>
            <text:p text:style-name="P14"><text:text-input text:description="Date">urbanEventObj.getFormattedDate(withCityNamePrefix=True)</text:text-input></text:p>
            <text:p text:style-name="P16"/>
            <text:p text:style-name="P17"><text:span text:style-name="T5"><office:annotation><dc:creator>Gauthier Bastien</dc:creator><dc:date>2011-01-13T14:56:41</dc:date><text:p text:style-name="P22"><text:span text:style-name="T6">do text</text:span></text:p><text:p text:style-name="P22"><text:span text:style-name="T6">from document(at=signatures, format='odt')</text:span></text:p></office:annotation></text:span><text:span text:style-name="T2">Import depuis signatures.odt</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05T11:33:51</meta:creation-date>
    <dc:language>fr-FR</dc:language>
    <meta:editing-cycles>2</meta:editing-cycles>
    <meta:editing-duration>PT00H00M37S</meta:editing-duration>
    <meta:initial-creator>Gauthier Bastien</meta:initial-creator>
    <meta:document-statistic meta:table-count="1" meta:image-count="0" meta:object-count="0" meta:page-count="1" meta:paragraph-count="20" meta:word-count="171" meta:character-count="1562"/>
    <dc:date>2011-04-05T11:34:27</dc:date>
    <dc:creator>Gauthier Bastien</dc:creator>
    <meta:user-defined meta:name="Info 1"/>
    <meta:user-defined meta:name="Info 2"/>
    <meta:user-defined meta:name="Info 3"/>
    <meta:user-defined meta:name="Info 4"/>
  </office:meta>
</office:document-meta>
</file>